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E000001A52986A119C6E53B25.png" manifest:media-type="image/png"/>
  <manifest:file-entry manifest:full-path="Pictures/10000000000002710000021528FEC918F4A7FF9B.jpg" manifest:media-type="image/jpeg"/>
  <manifest:file-entry manifest:full-path="Pictures/100002010000012C000000A81BAECE91326560B4.png" manifest:media-type="image/png"/>
  <manifest:file-entry manifest:full-path="Pictures/10000000000002F0000001A7259B9939D294C304.jpg" manifest:media-type="image/jpeg"/>
  <manifest:file-entry manifest:full-path="Pictures/10000201000003E8000003E8D449AB9D348D51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07cm" svg:y="0.45cm" svg:width="7.516cm" svg:height="8.283cm" draw:z-index="0"><draw:image xlink:href="Pictures/100002010000017E000001A52986A119C6E53B25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9.996cm" svg:y="0.482cm" svg:width="6.165cm" svg:height="3.452cm" draw:z-index="1"><draw:image xlink:href="Pictures/100002010000012C000000A81BAECE91326560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198cm" svg:y="0.095cm" svg:width="15.917cm" svg:height="8.954cm" draw:z-index="2"><draw:image xlink:href="Pictures/10000000000002F0000001A7259B9939D294C30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x="8.119cm" svg:y="0.318cm" svg:width="8.484cm" svg:height="8.484cm" draw:z-index="3"><draw:image xlink:href="Pictures/10000201000003E8000003E8D449AB9D348D5102.png" xlink:type="simple" xlink:show="embed" xlink:actuate="onLoad" draw:mime-type="image/png"/></draw:frame><draw:frame draw:style-name="fr1" draw:name="Image5" text:anchor-type="char" svg:x="1.468cm" svg:y="9.604cm" svg:width="8.246cm" svg:height="7.033cm" draw:z-index="4"><draw:image xlink:href="Pictures/10000000000002710000021528FEC918F4A7FF9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11:16:19.315000000</meta:creation-date>
    <dc:date>2024-04-17T11:19:50.122000000</dc:date>
    <meta:editing-duration>PT49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